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star.oleobject" manifest:full-path="Object 4"/>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92in" fo:margin-left="0.0201in" table:align="left" style:writing-mode="lr-tb"/>
    </style:style>
    <style:style style:name="Table1.A" style:family="table-column">
      <style:table-column-properties style:column-width="0.5069in"/>
    </style:style>
    <style:style style:name="Table1.B" style:family="table-column">
      <style:table-column-properties style:column-width="0.8063in"/>
    </style:style>
    <style:style style:name="Table1.C" style:family="table-column">
      <style:table-column-properties style:column-width="1.4313in"/>
    </style:style>
    <style:style style:name="Table1.D" style:family="table-column">
      <style:table-column-properties style:column-width="2.9347in"/>
    </style:style>
    <style:style style:name="Table1.1" style:family="table-row">
      <style:table-row-properties style:keep-together="true" fo:keep-together="auto"/>
    </style:style>
    <style:style style:name="Table1.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style:border-line-width-bottom="0.0007in 0.0139in 0.0007in" fo:padding-left="0.075in" fo:padding-right="0.075in" fo:padding-top="0in" fo:padding-bottom="0in" fo:border-left="0.0139in solid #000000" fo:border-right="none" fo:border-top="none" fo:border-bottom="0.0153in double #000000" style:writing-mode="lr-tb"/>
    </style:style>
    <style:style style:name="Table1.B2" style:family="table-cell">
      <style:table-cell-properties style:vertical-align="top"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1.D2" style:family="table-cell">
      <style:table-cell-properties style:vertical-align="top" style:border-line-width-bottom="0.0007in 0.0139in 0.0007in" fo:padding-left="0.075in" fo:padding-right="0.075in" fo:padding-top="0in" fo:padding-bottom="0in" fo:border-left="0.0069in solid #000000" fo:border-right="0.0139in solid #000000" fo:border-top="none" fo:border-bottom="0.0153in double #000000" style:writing-mode="lr-tb"/>
    </style:style>
    <style:style style:name="Table1.A3"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2" style:family="table">
      <style:table-properties style:width="5.7611in" fo:margin-left="-0.0069in" table:align="left" style:writing-mode="lr-tb"/>
    </style:style>
    <style:style style:name="Table2.A" style:family="table-column">
      <style:table-column-properties style:column-width="0.8785in"/>
    </style:style>
    <style:style style:name="Table2.B" style:family="table-column">
      <style:table-column-properties style:column-width="0.6889in"/>
    </style:style>
    <style:style style:name="Table2.C" style:family="table-column">
      <style:table-column-properties style:column-width="0.8965in"/>
    </style:style>
    <style:style style:name="Table2.D" style:family="table-column">
      <style:table-column-properties style:column-width="3.2972in"/>
    </style:style>
    <style:style style:name="Table2.1" style:family="table-row">
      <style:table-row-properties style:keep-together="true" fo:keep-together="auto"/>
    </style:style>
    <style:style style:name="Table2.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11"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11"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11"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7431in" fo:margin-left="0.0021in" table:align="left" style:writing-mode="lr-tb"/>
    </style:style>
    <style:style style:name="Table3.A" style:family="table-column">
      <style:table-column-properties style:column-width="1.0236in"/>
    </style:style>
    <style:style style:name="Table3.B" style:family="table-column">
      <style:table-column-properties style:column-width="0.6882in"/>
    </style:style>
    <style:style style:name="Table3.C" style:family="table-column">
      <style:table-column-properties style:column-width="0.8972in"/>
    </style:style>
    <style:style style:name="Table3.D" style:family="table-column">
      <style:table-column-properties style:column-width="3.134in"/>
    </style:style>
    <style:style style:name="Table3.1" style:family="table-row">
      <style:table-row-properties style:keep-together="true" fo:keep-together="auto"/>
    </style:style>
    <style:style style:name="Table3.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B5"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3.D5"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341in" fo:margin-left="-0.0854in" table:align="left" style:writing-mode="lr-tb"/>
    </style:style>
    <style:style style:name="Table4.A" style:family="table-column">
      <style:table-column-properties style:column-width="0.7986in"/>
    </style:style>
    <style:style style:name="Table4.B" style:family="table-column">
      <style:table-column-properties style:column-width="1.1965in"/>
    </style:style>
    <style:style style:name="Table4.C" style:family="table-column">
      <style:table-column-properties style:column-width="0.65in"/>
    </style:style>
    <style:style style:name="Table4.D" style:family="table-column">
      <style:table-column-properties style:column-width="0.7056in"/>
    </style:style>
    <style:style style:name="Table4.E" style:family="table-column">
      <style:table-column-properties style:column-width="2.9903in"/>
    </style:style>
    <style:style style:name="Table4.1" style:family="table-row">
      <style:table-row-properties style:keep-together="true" fo:keep-together="auto"/>
    </style:style>
    <style:style style:name="Table4.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E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E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5.9292in" fo:margin-left="-0.0854in" table:align="left" style:writing-mode="lr-tb"/>
    </style:style>
    <style:style style:name="Table5.A" style:family="table-column">
      <style:table-column-properties style:column-width="0.575in"/>
    </style:style>
    <style:style style:name="Table5.B" style:family="table-column">
      <style:table-column-properties style:column-width="0.75in"/>
    </style:style>
    <style:style style:name="Table5.C" style:family="table-column">
      <style:table-column-properties style:column-width="4.6042in"/>
    </style:style>
    <style:style style:name="Table5.1" style:family="table-row">
      <style:table-row-properties style:keep-together="true" fo:keep-together="auto"/>
    </style:style>
    <style:style style:name="Table5.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8"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8"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C8"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5.9292in" fo:margin-left="-0.0854in" table:align="left" style:writing-mode="lr-tb"/>
    </style:style>
    <style:style style:name="Table6.A" style:family="table-column">
      <style:table-column-properties style:column-width="0.575in"/>
    </style:style>
    <style:style style:name="Table6.B" style:family="table-column">
      <style:table-column-properties style:column-width="0.75in"/>
    </style:style>
    <style:style style:name="Table6.C" style:family="table-column">
      <style:table-column-properties style:column-width="4.6042in"/>
    </style:style>
    <style:style style:name="Table6.1" style:family="table-row">
      <style:table-row-properties style:keep-together="true" fo:keep-together="auto"/>
    </style:style>
    <style:style style:name="Table6.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6.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6.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A8"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B8"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6.C8"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7" style:family="table">
      <style:table-properties style:width="5.9292in" fo:margin-left="-0.0854in" table:align="left" style:writing-mode="lr-tb"/>
    </style:style>
    <style:style style:name="Table7.A" style:family="table-column">
      <style:table-column-properties style:column-width="0.575in"/>
    </style:style>
    <style:style style:name="Table7.B" style:family="table-column">
      <style:table-column-properties style:column-width="0.75in"/>
    </style:style>
    <style:style style:name="Table7.C" style:family="table-column">
      <style:table-column-properties style:column-width="4.6042in"/>
    </style:style>
    <style:style style:name="Table7.1" style:family="table-row">
      <style:table-row-properties style:keep-together="true" fo:keep-together="auto"/>
    </style:style>
    <style:style style:name="Table7.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7.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7.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7.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7.A3"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B3"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7.C3"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8" style:family="table">
      <style:table-properties style:width="5.9292in" fo:margin-left="-0.0854in" table:align="left" style:writing-mode="lr-tb"/>
    </style:style>
    <style:style style:name="Table8.A" style:family="table-column">
      <style:table-column-properties style:column-width="0.575in"/>
    </style:style>
    <style:style style:name="Table8.B" style:family="table-column">
      <style:table-column-properties style:column-width="0.75in"/>
    </style:style>
    <style:style style:name="Table8.C" style:family="table-column">
      <style:table-column-properties style:column-width="4.6042in"/>
    </style:style>
    <style:style style:name="Table8.1" style:family="table-row">
      <style:table-row-properties style:keep-together="true" fo:keep-together="auto"/>
    </style:style>
    <style:style style:name="Table8.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8.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8.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8.A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B4"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8.C4"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9" style:family="table">
      <style:table-properties style:width="4.0278in" fo:margin-left="0.7965in" table:align="left" style:writing-mode="lr-tb"/>
    </style:style>
    <style:style style:name="Table9.A" style:family="table-column">
      <style:table-column-properties style:column-width="0.575in"/>
    </style:style>
    <style:style style:name="Table9.B" style:family="table-column">
      <style:table-column-properties style:column-width="3.4528in"/>
    </style:style>
    <style:style style:name="Table9.1" style:family="table-row">
      <style:table-row-properties style:keep-together="true" fo:keep-together="auto"/>
    </style:style>
    <style:style style:name="Table9.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9.B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9.A4"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9.B4"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9.A5"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9.B5"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0" style:family="table">
      <style:table-properties style:width="3.5236in" fo:margin-left="1.0507in" table:align="left" style:writing-mode="lr-tb"/>
    </style:style>
    <style:style style:name="Table10.A" style:family="table-column">
      <style:table-column-properties style:column-width="0.6597in"/>
    </style:style>
    <style:style style:name="Table10.B" style:family="table-column">
      <style:table-column-properties style:column-width="0.5486in"/>
    </style:style>
    <style:style style:name="Table10.C" style:family="table-column">
      <style:table-column-properties style:column-width="2.3153in"/>
    </style:style>
    <style:style style:name="Table10.1" style:family="table-row">
      <style:table-row-properties style:keep-together="true" fo:keep-together="auto"/>
    </style:style>
    <style:style style:name="Table10.A1" style:family="table-cell">
      <style:table-cell-properties style:vertical-align="top" fo:background-color="#edebf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0.B1" style:family="table-cell">
      <style:table-cell-properties style:vertical-align="top" fo:background-color="#edebf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0.C1" style:family="table-cell">
      <style:table-cell-properties style:vertical-align="top" fo:background-color="#edebf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A4"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0.B4"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C4"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10.A1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0.B14"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0.C14"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text-align="end" style:justify-single-word="false">
        <style:tab-stops>
          <style:tab-stop style:position="5.9374in" style:type="right"/>
        </style:tab-stops>
      </style:paragraph-properties>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text-properties fo:font-size="16pt" fo:font-weight="bold" style:font-size-asian="16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style:snap-to-layout-grid="false"/>
    </style:style>
    <style:style style:name="P12" style:family="paragraph" style:parent-style-name="Standard">
      <style:paragraph-properties>
        <style:tab-stops>
          <style:tab-stop style:position="5.7661in" style:type="right" style:leader-style="dotted" style:leader-text="."/>
        </style:tab-stops>
      </style:paragraph-properties>
      <style:text-properties style:font-size-complex="12pt"/>
    </style:style>
    <style:style style:name="P13" style:family="paragraph" style:parent-style-name="Standard">
      <style:paragraph-properties fo:text-align="justify" style:justify-single-word="false"/>
    </style:style>
    <style:style style:name="P14" style:family="paragraph" style:parent-style-name="Standard" style:list-style-name="WW8Num15">
      <style:text-properties fo:font-size="10pt" fo:font-weight="bold" style:font-size-asian="10pt" style:font-weight-asian="bold" style:font-weight-complex="bold"/>
    </style:style>
    <style:style style:name="P15" style:family="paragraph" style:parent-style-name="Standard">
      <style:text-properties fo:language="none" fo:country="none" style:language-asian="none" style:country-asian="none"/>
    </style:style>
    <style:style style:name="P16" style:family="paragraph" style:parent-style-name="Standard">
      <style:paragraph-properties style:snap-to-layout-grid="false"/>
      <style:text-properties style:font-style-complex="italic"/>
    </style:style>
    <style:style style:name="P17" style:family="paragraph" style:parent-style-name="Standard">
      <style:paragraph-properties fo:margin-left="0.05in" fo:margin-right="0in" fo:text-indent="0in" style:auto-text-indent="false"/>
      <style:text-properties fo:font-size="10pt" fo:font-weight="bold" style:font-size-asian="10pt" style:font-weight-asian="bold" style:font-weight-complex="bold"/>
    </style:style>
    <style:style style:name="P18" style:family="paragraph" style:parent-style-name="Standard">
      <style:paragraph-properties fo:margin-left="0in" fo:margin-right="0in" fo:text-indent="0.5in" style:auto-text-indent="false"/>
    </style:style>
    <style:style style:name="P19" style:family="paragraph" style:parent-style-name="Standard" style:master-page-name="Convert_20_1">
      <style:paragraph-properties fo:text-align="center" style:justify-single-word="false" style:page-number="1"/>
      <style:text-properties fo:color="#ff0000" fo:font-size="20pt" style:font-size-asian="20pt"/>
    </style:style>
    <style:style style:name="P20" style:family="paragraph" style:parent-style-name="Heading" style:master-page-name="First_20_Page">
      <style:paragraph-properties fo:margin-top="0in" fo:margin-bottom="0.0417in" style:page-number="1"/>
    </style:style>
    <style:style style:name="P21" style:family="paragraph" style:parent-style-name="Heading_20_1">
      <style:paragraph-properties fo:break-before="page"/>
    </style:style>
    <style:style style:name="P22" style:family="paragraph" style:parent-style-name="Heading_20_1" style:master-page-name="Convert_20_3">
      <style:paragraph-properties style:page-number="1"/>
    </style:style>
    <style:style style:name="P23" style:family="paragraph" style:parent-style-name="Heading_20_2">
      <style:paragraph-properties fo:break-before="page"/>
    </style:style>
    <style:style style:name="P24" style:family="paragraph" style:parent-style-name="Heading_20_5">
      <style:paragraph-properties fo:break-before="page"/>
    </style:style>
    <style:style style:name="P25" style:family="paragraph" style:parent-style-name="Heading_20_5" style:master-page-name="Convert_20_2">
      <style:paragraph-properties style:page-number="1"/>
    </style:style>
    <style:style style:name="P26" style:family="paragraph" style:parent-style-name="Header">
      <style:paragraph-properties style:snap-to-layout-grid="false">
        <style:tab-stops/>
      </style:paragraph-properties>
    </style:style>
    <style:style style:name="P27" style:family="paragraph" style:parent-style-name="Header">
      <style:paragraph-properties fo:padding-left="0in" fo:padding-right="0in" fo:padding-top="0in" fo:padding-bottom="0.0138in" fo:border-left="none" fo:border-right="none" fo:border-top="none" fo:border-bottom="0.0071in solid #000000"/>
    </style:style>
    <style:style style:name="P28"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5.75in" style:type="right"/>
        </style:tab-stops>
      </style:paragraph-properties>
    </style:style>
    <style:style style:name="P29" style:family="paragraph" style:parent-style-name="Footer">
      <style:paragraph-properties fo:padding-left="0in" fo:padding-right="0in" fo:padding-top="0.0138in" fo:padding-bottom="0in" fo:border-left="none" fo:border-right="none" fo:border-top="0.0071in solid #000000" fo:border-bottom="none"/>
    </style:style>
    <style:style style:name="P30" style:family="paragraph" style:parent-style-name="Footer">
      <style:paragraph-properties fo:padding-left="0in" fo:padding-right="0in" fo:padding-top="0.0138in" fo:padding-bottom="0in" fo:border-left="none" fo:border-right="none" fo:border-top="0.0071in solid #000000" fo:border-bottom="none">
        <style:tab-stops>
          <style:tab-stop style:position="3in" style:type="center"/>
          <style:tab-stop style:position="5.75in" style:type="right"/>
        </style:tab-stops>
      </style:paragraph-properties>
    </style:style>
    <style:style style:name="P31" style:family="paragraph" style:parent-style-name="Contents_20_1">
      <style:paragraph-properties>
        <style:tab-stops>
          <style:tab-stop style:position="5.772in" style:type="right" style:leader-style="dotted" style:leader-text="."/>
        </style:tab-stops>
      </style:paragraph-properties>
    </style:style>
    <style:style style:name="P32" style:family="paragraph" style:parent-style-name="Index_20_Heading">
      <style:text-properties style:font-weight-complex="normal"/>
    </style:style>
    <style:style style:name="P33" style:family="paragraph" style:parent-style-name="Index_20_Heading">
      <style:paragraph-properties fo:break-before="page"/>
    </style:style>
    <style:style style:name="T1" style:family="text">
      <style:text-properties fo:language="none" fo:country="none" style:language-asian="none" style:country-asian="none"/>
    </style:style>
    <style:style style:name="T2" style:family="text">
      <style:text-properties style:font-name="Times" fo:font-size="48pt" style:font-size-asian="48pt" style:font-name-complex="Times"/>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6pt" fo:font-style="italic" style:font-size-asian="16pt" style:font-style-asian="italic"/>
    </style:style>
    <style:style style:name="T6" style:family="text">
      <style:text-properties fo:font-size="16pt" fo:font-weight="bold" style:font-size-asian="16pt" style:font-weight-asian="bold"/>
    </style:style>
    <style:style style:name="T7" style:family="text">
      <style:text-properties fo:font-size="16pt" style:font-size-asian="16pt"/>
    </style:style>
    <style:style style:name="T8" style:family="text">
      <style:text-properties fo:font-weight="bold" style:font-weight-asian="bold" style:font-weight-complex="bold"/>
    </style:style>
    <style:style style:name="T9" style:family="text">
      <style:text-properties fo:font-size="10pt" style:font-size-asian="10pt" style:language-asian="en" style:country-asian="US"/>
    </style:style>
    <style:style style:name="T10" style:family="text">
      <style:text-properties fo:color="#0000ff"/>
    </style:style>
    <style:style style:name="T11" style:family="text">
      <style:text-properties fo:color="#ff0000"/>
    </style:style>
    <style:style style:name="T12" style:family="text">
      <style:text-properties style:font-name="Lucidabright" style:font-name-complex="Lucidabright"/>
    </style:style>
    <style:style style:name="T13"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6.45in" draw:visible-area-height="1.328in"/>
    </style:style>
    <style:style style:name="fr4"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6.4504in" draw:visible-area-height="2.1461in"/>
    </style:style>
    <style:style style:name="fr5"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504in" draw:visible-area-height="3.7965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SPI</text:span><text:span text:style-name="T2"> Core<text:line-break/>Specifications</text:span></text:p>
      <text:p text:style-name="P5"/>
      <text:p text:style-name="P5"/>
      <text:h text:style-name="Heading_20_4" text:outline-level="4"><text:span text:style-name="T7">Author: Richard Herveille</text:span></text:h>
      <text:p text:style-name="P7">rherveille@opencores.org</text:p>
      <text:p text:style-name="P7">Updated: Eric Anderson</text:p>
      <text:p text:style-name="P7">ewa@opencores.org</text:p>
      <text:p text:style-name="P7"/>
      <text:p text:style-name="P7"/>
      <text:p text:style-name="P1"><text:span text:style-name="T6">Document rev. 0.2</text:span></text:p>
      <text:p text:style-name="P9"><text:date style:data-style-name="N76" text:date-value="2011-08-25T15:56:43">August 25, 2011</text:date></text:p>
      <text:p text:style-name="P19">This page left intentionally blank</text:p>
      <text:h text:style-name="P25" text:outline-level="5">Revision History</text:h>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Rev.</text:p>
          </table:table-cell>
          <table:table-cell table:style-name="Table1.B1" office:value-type="string">
            <text:p text:style-name="P2">Date</text:p>
          </table:table-cell>
          <table:table-cell table:style-name="Table1.B1" office:value-type="string">
            <text:p text:style-name="P2">Author</text:p>
          </table:table-cell>
          <table:table-cell table:style-name="Table1.D1" office:value-type="string">
            <text:p text:style-name="P2">Description</text:p>
          </table:table-cell>
        </table:table-row>
        <table:table-row table:style-name="Table1.1">
          <table:table-cell table:style-name="Table1.A2" office:value-type="string">
            <text:p text:style-name="P26">0.1</text:p>
          </table:table-cell>
          <table:table-cell table:style-name="Table1.B2" office:value-type="string">
            <text:p text:style-name="P11">07/01/02</text:p>
          </table:table-cell>
          <table:table-cell table:style-name="Table1.B2" office:value-type="string">
            <text:p text:style-name="P11">Richard Herveille</text:p>
          </table:table-cell>
          <table:table-cell table:style-name="Table1.D2" office:value-type="string">
            <text:p text:style-name="P11">First Draft</text:p>
          </table:table-cell>
        </table:table-row>
        <table:table-row table:style-name="Table1.1">
          <table:table-cell table:style-name="Table1.A3" office:value-type="string">
            <text:p text:style-name="P26">0.2</text:p>
          </table:table-cell>
          <table:table-cell table:style-name="Table1.B3" office:value-type="string">
            <text:p text:style-name="P11">08/25/11</text:p>
          </table:table-cell>
          <table:table-cell table:style-name="Table1.B3" office:value-type="string">
            <text:p text:style-name="P11">Eric Anderson</text:p>
          </table:table-cell>
          <table:table-cell table:style-name="Table1.D3" office:value-type="string">
            <text:p text:style-name="P11">Document Personal Modifications</text:p>
          </table:table-cell>
        </table:table-row>
      </table:table>
      <text:h text:style-name="P24" text:outline-level="5">Table of contents</text:h>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index-source-styles text:outline-level="2">
            <text:index-source-style text:style-name="Kop_20_2"/>
          </text:index-source-styles>
        </text:table-of-content-source>
        <text:index-body>
          <text:p text:style-name="P31"><text:a xlink:type="simple" xlink:href="#__RefHeading__2_979938577">Introduction<text:tab/>1</text:a></text:p>
          <text:p text:style-name="P31"><text:a xlink:type="simple" xlink:href="#__RefHeading__4_979938577">IO ports<text:tab/>2</text:a></text:p>
          <text:p text:style-name="P31"><text:a xlink:type="simple" xlink:href="#__RefHeading__6_979938577">Registers<text:tab/>4</text:a></text:p>
          <text:p text:style-name="P31"><text:a xlink:type="simple" xlink:href="#__RefHeading__8_979938577">Operation<text:tab/>8</text:a></text:p>
          <text:p text:style-name="P31"><text:a xlink:type="simple" xlink:href="#__RefHeading__10_979938577">Architecture<text:tab/>10</text:a></text:p>
        </text:index-body>
      </text:table-of-content>
      <text:p text:style-name="P12"/>
      <text:h text:style-name="P22" text:outline-level="1">1</text:h>
      <text:p text:style-name="Headeing_20_1_20_Name"><text:bookmark text:name="__RefHeading__2_979938577"/>Introduction<text:bookmark-end text:name="__RefHeading__2_979938577"/></text:p>
      <text:p text:style-name="Standard"/>
      <text:p text:style-name="Standard">The OpenCores simple Serial Peripheral Interface core is an enhanced version of the Serial Peripheral Interface found on Motorola's M68HC11 family of CPUs. The Serial Peripheral Interface is a serial, synchronous communication protocol that requires a minimum of 3 wires. Enhancements to the original interface include a wider supported operating frequency range, 4 entries deep read and write FIFOs, and programmable transfer count dependent interrupt generation. The high compatibility with the M68HC11 SPI port ensures that existing software can use this core without major modifications. New software can use existing examples as a starting point.<text:line-break/>The core features an 8 bit wishbone interface.</text:p>
      <text:section text:style-name="Sect2" text:name="Section1">
        <text:p text:style-name="P13"/>
        <text:p text:style-name="P3">FEATURES:</text:p>
      </text:section>
      <text:section text:style-name="Sect3" text:name="Section2">
        <text:list xml:id="list2157670753" text:style-name="WW8Num15">
          <text:list-item>
            <text:p text:style-name="P14">Compatible with Motorola’s SPI specifications</text:p>
          </text:list-item>
          <text:list-item>
            <text:p text:style-name="P14">Enhanced M68HC11 Serial Peripheral Interface</text:p>
          </text:list-item>
          <text:list-item>
            <text:p text:style-name="P14">4 entries deep read FIFO</text:p>
          </text:list-item>
          <text:list-item>
            <text:p text:style-name="P14">4 entries deep write FIFO</text:p>
          </text:list-item>
          <text:list-item>
            <text:p text:style-name="P14">Interrupt generation after 1, 2, 3, or 4 transferred bytes</text:p>
          </text:list-item>
          <text:list-item>
            <text:p text:style-name="P14">8 bit WISHBONE RevB.3 Classic interface</text:p>
          </text:list-item>
          <text:list-item>
            <text:p text:style-name="P14">Operates from a wide range of input clock frequencies</text:p>
          </text:list-item>
          <text:list-item>
            <text:p text:style-name="P14">Static synchronous design</text:p>
          </text:list-item>
          <text:list-item>
            <text:p text:style-name="P14">Fully synthesizable</text:p>
          </text:list-item>
        </text:list>
        <text:p text:style-name="P17"/>
        <text:h text:style-name="P21" text:outline-level="1">2</text:h>
        <text:p text:style-name="Headeing_20_1_20_Name"><text:bookmark text:name="__RefHeading__4_979938577"/>IO ports<text:bookmark-end text:name="__RefHeading__4_979938577"/></text:p>
        <text:p text:style-name="Standard"/>
        <text:p text:style-name="Standard"/>
        <text:h text:style-name="Heading_20_2" text:outline-level="2">2.1 WISHBONE Interface Connection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Port</text:p>
            </table:table-cell>
            <table:table-cell table:style-name="Table2.B1" office:value-type="string">
              <text:p text:style-name="P2">Width</text:p>
            </table:table-cell>
            <table:table-cell table:style-name="Table2.B1" office:value-type="string">
              <text:p text:style-name="P2">Direction</text:p>
            </table:table-cell>
            <table:table-cell table:style-name="Table2.D1" office:value-type="string">
              <text:p text:style-name="P2">Description</text:p>
            </table:table-cell>
          </table:table-row>
          <table:table-row table:style-name="Table2.1">
            <table:table-cell table:style-name="Table2.A2" office:value-type="string">
              <text:p text:style-name="P11">clk_i</text:p>
            </table:table-cell>
            <table:table-cell table:style-name="Table2.B2" office:value-type="string">
              <text:p text:style-name="P10">1</text:p>
            </table:table-cell>
            <table:table-cell table:style-name="Table2.B2" office:value-type="string">
              <text:p text:style-name="P11">Input</text:p>
            </table:table-cell>
            <table:table-cell table:style-name="Table2.D2" office:value-type="string">
              <text:p text:style-name="P11">Master clock input</text:p>
            </table:table-cell>
          </table:table-row>
          <table:table-row table:style-name="Table2.1">
            <table:table-cell table:style-name="Table2.A3" office:value-type="string">
              <text:p text:style-name="P11">rst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Asynchronous active low reset</text:p>
            </table:table-cell>
          </table:table-row>
          <table:table-row table:style-name="Table2.1">
            <table:table-cell table:style-name="Table2.A3" office:value-type="string">
              <text:p text:style-name="P11">inta_o</text:p>
            </table:table-cell>
            <table:table-cell table:style-name="Table2.B3" office:value-type="string">
              <text:p text:style-name="P10">1</text:p>
            </table:table-cell>
            <table:table-cell table:style-name="Table2.B3" office:value-type="string">
              <text:p text:style-name="P11">Output</text:p>
            </table:table-cell>
            <table:table-cell table:style-name="Table2.D3" office:value-type="string">
              <text:p text:style-name="P11">Interrupt request signal</text:p>
            </table:table-cell>
          </table:table-row>
          <table:table-row table:style-name="Table2.1">
            <table:table-cell table:style-name="Table2.A3" office:value-type="string">
              <text:p text:style-name="P11">cyc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Valid bus cycle </text:p>
            </table:table-cell>
          </table:table-row>
          <table:table-row table:style-name="Table2.1">
            <table:table-cell table:style-name="Table2.A3" office:value-type="string">
              <text:p text:style-name="P11">stb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Strobe/Core select</text:p>
            </table:table-cell>
          </table:table-row>
          <table:table-row table:style-name="Table2.1">
            <table:table-cell table:style-name="Table2.A3" office:value-type="string">
              <text:p text:style-name="P11">adr_i</text:p>
            </table:table-cell>
            <table:table-cell table:style-name="Table2.B3" office:value-type="string">
              <text:p text:style-name="P10">2</text:p>
            </table:table-cell>
            <table:table-cell table:style-name="Table2.B3" office:value-type="string">
              <text:p text:style-name="P11">Input</text:p>
            </table:table-cell>
            <table:table-cell table:style-name="Table2.D3" office:value-type="string">
              <text:p text:style-name="P11">Lower address bus bits</text:p>
            </table:table-cell>
          </table:table-row>
          <table:table-row table:style-name="Table2.1">
            <table:table-cell table:style-name="Table2.A3" office:value-type="string">
              <text:p text:style-name="P11">we_i</text:p>
            </table:table-cell>
            <table:table-cell table:style-name="Table2.B3" office:value-type="string">
              <text:p text:style-name="P10">1</text:p>
            </table:table-cell>
            <table:table-cell table:style-name="Table2.B3" office:value-type="string">
              <text:p text:style-name="P11">Input</text:p>
            </table:table-cell>
            <table:table-cell table:style-name="Table2.D3" office:value-type="string">
              <text:p text:style-name="P11">Write enable</text:p>
            </table:table-cell>
          </table:table-row>
          <table:table-row table:style-name="Table2.1">
            <table:table-cell table:style-name="Table2.A3" office:value-type="string">
              <text:p text:style-name="P11">dat_i</text:p>
            </table:table-cell>
            <table:table-cell table:style-name="Table2.B3" office:value-type="string">
              <text:p text:style-name="P10">8</text:p>
            </table:table-cell>
            <table:table-cell table:style-name="Table2.B3" office:value-type="string">
              <text:p text:style-name="P11">Input</text:p>
            </table:table-cell>
            <table:table-cell table:style-name="Table2.D3" office:value-type="string">
              <text:p text:style-name="P11">Data input</text:p>
            </table:table-cell>
          </table:table-row>
          <table:table-row table:style-name="Table2.1">
            <table:table-cell table:style-name="Table2.A3" office:value-type="string">
              <text:p text:style-name="P11">dat_o</text:p>
            </table:table-cell>
            <table:table-cell table:style-name="Table2.B3" office:value-type="string">
              <text:p text:style-name="P10">8</text:p>
            </table:table-cell>
            <table:table-cell table:style-name="Table2.B3" office:value-type="string">
              <text:p text:style-name="P11">Output</text:p>
            </table:table-cell>
            <table:table-cell table:style-name="Table2.D3" office:value-type="string">
              <text:p text:style-name="P11">Data output</text:p>
            </table:table-cell>
          </table:table-row>
          <table:table-row table:style-name="Table2.1">
            <table:table-cell table:style-name="Table2.A11" office:value-type="string">
              <text:p text:style-name="P11">ack_o</text:p>
            </table:table-cell>
            <table:table-cell table:style-name="Table2.B11" office:value-type="string">
              <text:p text:style-name="P10">1</text:p>
            </table:table-cell>
            <table:table-cell table:style-name="Table2.B11" office:value-type="string">
              <text:p text:style-name="P11">Output</text:p>
            </table:table-cell>
            <table:table-cell table:style-name="Table2.D11" office:value-type="string">
              <text:p text:style-name="P11">Normal bus termination</text:p>
            </table:table-cell>
          </table:table-row>
        </table:table>
        <text:p text:style-name="Standard"/>
        <text:p text:style-name="Index_20_Heading">2.1.1 clk_i</text:p>
        <text:p text:style-name="Standard">All internal WISHBONE logic is registered to the rising edge of the [clk_i] clock input.</text:p>
        <text:p text:style-name="Standard"><text:s/></text:p>
        <text:p text:style-name="Index_20_Heading">2.1.2 rst_i</text:p>
        <text:p text:style-name="Standard">The active low asynchronous reset input [rst_i] forces the core to restart. All internal registers are preset and all state-machines are set to an initial state.</text:p>
        <text:p text:style-name="Standard"/>
        <text:p text:style-name="Index_20_Heading">2.1.3 inta_o</text:p>
        <text:p text:style-name="Standard">The interrupt request output is asserted when the core needs service from the host system.</text:p>
        <text:p text:style-name="Standard"/>
        <text:p text:style-name="Index_20_Heading">2.1.4 cyc_i</text:p>
        <text:p text:style-name="Standard">When asserted, the cycle input [cyc_i] indicates that a valid bus cycle is in progress. The logical AND function of [cyc_i] and [stb_i] indicates a valid transfer cycle to/from the core.</text:p>
        <text:p text:style-name="Standard"/>
        <text:p text:style-name="Index_20_Heading">2.1.5 stb_i</text:p>
        <text:p text:style-name="Standard">The strobe input [stb_i] is asserted when the core is being addressed. The core only responds to WISHBONE cycles when [stb_i] is asserted, except for the [rst_i], which always receive a response.</text:p>
        <text:p text:style-name="Standard"/>
        <text:p text:style-name="Index_20_Heading">2.1.6 adr_i</text:p>
        <text:p text:style-name="Standard">The address array input [adr_i] is used to pass a binary coded address to the core. The most significant bit is at the higher number of the array.</text:p>
        <text:p text:style-name="Standard"/>
        <text:p text:style-name="Index_20_Heading"><text:soft-page-break/>2.1.7 we_i</text:p>
        <text:p text:style-name="Standard">When asserted, the write enable input [we_i] indicates that the current bus cycle is a write cycle. When negated, it indicates that the current bus cycle is a read cycle.</text:p>
        <text:p text:style-name="Standard"><text:s/></text:p>
        <text:p text:style-name="Index_20_Heading">2.1.8 dat_i</text:p>
        <text:p text:style-name="Standard">The data array input [dat_i] is used to pass binary data from the current WISHBONE Master to the core. All data transfers are 8 bit wide.</text:p>
        <text:p text:style-name="Standard"><text:s/></text:p>
        <text:p text:style-name="Index_20_Heading">2.1.9 dat_o</text:p>
        <text:p text:style-name="Standard">The data array output [dat_o] is used to pass binary data from the core to the current WISHBONE Master. All data transfers are 8 bit wide.</text:p>
        <text:p text:style-name="Standard"><text:s/></text:p>
        <text:p text:style-name="Index_20_Heading">2.1.10 ack_o</text:p>
        <text:p text:style-name="Standard">When asserted, the acknowledge output [ack_o] indicates the normal termination of a valid bus cycle.</text:p>
        <text:p text:style-name="Standard"/>
        <text:p text:style-name="Index_20_1"/>
        <text:h text:style-name="Heading_20_2" text:outline-level="2">2.2 External (SPI Port) Connection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Port</text:p>
            </table:table-cell>
            <table:table-cell table:style-name="Table3.B1" office:value-type="string">
              <text:p text:style-name="P2">Width</text:p>
            </table:table-cell>
            <table:table-cell table:style-name="Table3.B1" office:value-type="string">
              <text:p text:style-name="P2">Direction</text:p>
            </table:table-cell>
            <table:table-cell table:style-name="Table3.D1" office:value-type="string">
              <text:p text:style-name="P2">Description</text:p>
            </table:table-cell>
          </table:table-row>
          <table:table-row table:style-name="Table3.1">
            <table:table-cell table:style-name="Table3.A2" office:value-type="string">
              <text:p text:style-name="P11">sck_o</text:p>
            </table:table-cell>
            <table:table-cell table:style-name="Table3.B2" office:value-type="string">
              <text:p text:style-name="P10">1</text:p>
            </table:table-cell>
            <table:table-cell table:style-name="Table3.B2" office:value-type="string">
              <text:p text:style-name="P11">Output</text:p>
            </table:table-cell>
            <table:table-cell table:style-name="Table3.D2" office:value-type="string">
              <text:p text:style-name="P11">SPI clock</text:p>
            </table:table-cell>
          </table:table-row>
          <table:table-row table:style-name="Table3.1">
            <table:table-cell table:style-name="Table3.A3" office:value-type="string">
              <text:p text:style-name="P11">mosi_o</text:p>
            </table:table-cell>
            <table:table-cell table:style-name="Table3.B3" office:value-type="string">
              <text:p text:style-name="P10">1</text:p>
            </table:table-cell>
            <table:table-cell table:style-name="Table3.B3" office:value-type="string">
              <text:p text:style-name="P11">Output</text:p>
            </table:table-cell>
            <table:table-cell table:style-name="Table3.D3" office:value-type="string">
              <text:p text:style-name="P11">Master Out Slave In</text:p>
            </table:table-cell>
          </table:table-row>
          <table:table-row table:style-name="Table3.1">
            <table:table-cell table:style-name="Table3.A4" office:value-type="string">
              <text:p text:style-name="P11">miso_i</text:p>
            </table:table-cell>
            <table:table-cell table:style-name="Table3.B4" office:value-type="string">
              <text:p text:style-name="P10">1</text:p>
            </table:table-cell>
            <table:table-cell table:style-name="Table3.B4" office:value-type="string">
              <text:p text:style-name="P11">Input</text:p>
            </table:table-cell>
            <table:table-cell table:style-name="Table3.D4" office:value-type="string">
              <text:p text:style-name="P11">Master In Slave Out</text:p>
            </table:table-cell>
          </table:table-row>
          <table:table-row table:style-name="Table3.1">
            <table:table-cell table:style-name="Table3.A5" office:value-type="string">
              <text:p text:style-name="P11">csb</text:p>
            </table:table-cell>
            <table:table-cell table:style-name="Table3.B5" office:value-type="string">
              <text:p text:style-name="P10">1</text:p>
            </table:table-cell>
            <table:table-cell table:style-name="Table3.B5" office:value-type="string">
              <text:p text:style-name="P11">Output</text:p>
            </table:table-cell>
            <table:table-cell table:style-name="Table3.D5" office:value-type="string">
              <text:p text:style-name="P11">Chip Select Bar (active low)</text:p>
            </table:table-cell>
          </table:table-row>
        </table:table>
        <text:p text:style-name="Standard"/>
        <text:p text:style-name="Index_20_Heading">2.2.1 sck_o</text:p>
        <text:p text:style-name="Standard">SCK [sck_o] is generated by the master device and synchronizes data movement in and out of the device through the MOSI [mosi_o] and MISO [miso_o] lines. The SPI clock is generated by dividing the WISHBONE clock [clk_i]. The division factor is software programmable.</text:p>
        <text:p text:style-name="Standard"><text:s/></text:p>
        <text:p text:style-name="Index_20_Heading">2.2.2 mosi_o</text:p>
        <text:p text:style-name="Standard">The Master Out Slave In line is a unidirectional serial data signal. It is an output from a master device and an input to a slave device.</text:p>
        <text:p text:style-name="Standard"/>
        <text:p text:style-name="Index_20_Heading">2.5.3 miso_i</text:p>
        <text:p text:style-name="Standard">The Master In Slave Out line is a unidirectional serial data signal. It is an output from a slave device and an input to a master device.</text:p>
        <text:p text:style-name="Standard"/>
        <text:p text:style-name="Index_20_Heading">2.5.4 csb</text:p>
        <text:p text:style-name="Standard">CSB is held low to select/enable an attached SPI slave. <text:s/>CSB is lowered when a transmission is initiated, and held low until the write fifo is empty. NOTE that CSB may do unexpected bad things if the parameter combine_words is not 1'b1.</text:p>
        <text:p text:style-name="P15"/>
        <text:h text:style-name="P21" text:outline-level="1">3</text:h>
        <text:p text:style-name="Headeing_20_1_20_Name"><text:bookmark text:name="__RefHeading__6_979938577"/>Registers<text:bookmark-end text:name="__RefHeading__6_979938577"/></text:p>
        <text:p text:style-name="Standard"/>
        <text:h text:style-name="Heading_20_2" text:outline-level="2">3.1 Registers List</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Name</text:p>
            </table:table-cell>
            <table:table-cell table:style-name="Table4.B1" office:value-type="string">
              <text:p text:style-name="P10"><text:span text:style-name="T8">adr_i[1:0]</text:span></text:p>
            </table:table-cell>
            <table:table-cell table:style-name="Table4.B1" office:value-type="string">
              <text:p text:style-name="P2">Width</text:p>
            </table:table-cell>
            <table:table-cell table:style-name="Table4.B1" office:value-type="string">
              <text:p text:style-name="P2">Access</text:p>
            </table:table-cell>
            <table:table-cell table:style-name="Table4.E1" office:value-type="string">
              <text:p text:style-name="P2">Description</text:p>
            </table:table-cell>
          </table:table-row>
          <table:table-row table:style-name="Table4.1">
            <table:table-cell table:style-name="Table4.A2" office:value-type="string">
              <text:p text:style-name="P11">SPCR</text:p>
            </table:table-cell>
            <table:table-cell table:style-name="Table4.B2" office:value-type="string">
              <text:p text:style-name="P10">0x00</text:p>
            </table:table-cell>
            <table:table-cell table:style-name="Table4.B2" office:value-type="string">
              <text:p text:style-name="P10">8</text:p>
            </table:table-cell>
            <table:table-cell table:style-name="Table4.B2" office:value-type="string">
              <text:p text:style-name="P11">R/W</text:p>
            </table:table-cell>
            <table:table-cell table:style-name="Table4.E2" office:value-type="string">
              <text:p text:style-name="P11">Control Register</text:p>
            </table:table-cell>
          </table:table-row>
          <table:table-row table:style-name="Table4.1">
            <table:table-cell table:style-name="Table4.A3" office:value-type="string">
              <text:p text:style-name="P11">SPSR</text:p>
            </table:table-cell>
            <table:table-cell table:style-name="Table4.B3" office:value-type="string">
              <text:p text:style-name="P10">0x01</text:p>
            </table:table-cell>
            <table:table-cell table:style-name="Table4.B3" office:value-type="string">
              <text:p text:style-name="P10">8</text:p>
            </table:table-cell>
            <table:table-cell table:style-name="Table4.B3" office:value-type="string">
              <text:p text:style-name="P11">R/W</text:p>
            </table:table-cell>
            <table:table-cell table:style-name="Table4.E3" office:value-type="string">
              <text:p text:style-name="P11">Status Register</text:p>
            </table:table-cell>
          </table:table-row>
          <table:table-row table:style-name="Table4.1">
            <table:table-cell table:style-name="Table4.A3" office:value-type="string">
              <text:p text:style-name="P11">SPDR</text:p>
            </table:table-cell>
            <table:table-cell table:style-name="Table4.B3" office:value-type="string">
              <text:p text:style-name="P10">0x02</text:p>
            </table:table-cell>
            <table:table-cell table:style-name="Table4.B3" office:value-type="string">
              <text:p text:style-name="P10">8</text:p>
            </table:table-cell>
            <table:table-cell table:style-name="Table4.B3" office:value-type="string">
              <text:p text:style-name="P11">R/W</text:p>
            </table:table-cell>
            <table:table-cell table:style-name="Table4.E3" office:value-type="string">
              <text:p text:style-name="P11">Data Register</text:p>
            </table:table-cell>
          </table:table-row>
          <table:table-row table:style-name="Table4.1">
            <table:table-cell table:style-name="Table4.A5" office:value-type="string">
              <text:p text:style-name="P11">SPER</text:p>
            </table:table-cell>
            <table:table-cell table:style-name="Table4.B5" office:value-type="string">
              <text:p text:style-name="P10">0x03</text:p>
            </table:table-cell>
            <table:table-cell table:style-name="Table4.B5" office:value-type="string">
              <text:p text:style-name="P10">8</text:p>
            </table:table-cell>
            <table:table-cell table:style-name="Table4.B5" office:value-type="string">
              <text:p text:style-name="P11">R/W</text:p>
            </table:table-cell>
            <table:table-cell table:style-name="Table4.E5" office:value-type="string">
              <text:p text:style-name="P11">Extensions Register</text:p>
            </table:table-cell>
          </table:table-row>
        </table:table>
        <text:p text:style-name="Standard"/>
        <text:p text:style-name="Standard"/>
        <text:h text:style-name="Heading_20_2" text:outline-level="2">3.2 Serial Peripheral Control Register [SPCR]</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Bit #</text:p>
            </table:table-cell>
            <table:table-cell table:style-name="Table5.B1" office:value-type="string">
              <text:p text:style-name="P2">Access</text:p>
            </table:table-cell>
            <table:table-cell table:style-name="Table5.C1" office:value-type="string">
              <text:p text:style-name="P2">Description</text:p>
            </table:table-cell>
          </table:table-row>
          <table:table-row table:style-name="Table5.1">
            <table:table-cell table:style-name="Table5.A2" office:value-type="string">
              <text:p text:style-name="P11">7</text:p>
            </table:table-cell>
            <table:table-cell table:style-name="Table5.B2" office:value-type="string">
              <text:p text:style-name="P11">R/W</text:p>
            </table:table-cell>
            <table:table-cell table:style-name="Table5.C2" office:value-type="string">
              <text:p text:style-name="P11">SPIE</text:p>
            </table:table-cell>
          </table:table-row>
          <table:table-row table:style-name="Table5.1">
            <table:table-cell table:style-name="Table5.A2" office:value-type="string">
              <text:p text:style-name="P11">6</text:p>
            </table:table-cell>
            <table:table-cell table:style-name="Table5.B2" office:value-type="string">
              <text:p text:style-name="P11">R/W</text:p>
            </table:table-cell>
            <table:table-cell table:style-name="Table5.C2" office:value-type="string">
              <text:p text:style-name="P11">SPE</text:p>
            </table:table-cell>
          </table:table-row>
          <table:table-row table:style-name="Table5.1">
            <table:table-cell table:style-name="Table5.A2" office:value-type="string">
              <text:p text:style-name="P11">5</text:p>
            </table:table-cell>
            <table:table-cell table:style-name="Table5.B2" office:value-type="string">
              <text:p text:style-name="P11">R/W</text:p>
            </table:table-cell>
            <table:table-cell table:style-name="Table5.C2" office:value-type="string">
              <text:p text:style-name="P6">Reserved</text:p>
            </table:table-cell>
          </table:table-row>
          <table:table-row table:style-name="Table5.1">
            <table:table-cell table:style-name="Table5.A2" office:value-type="string">
              <text:p text:style-name="P11">4</text:p>
            </table:table-cell>
            <table:table-cell table:style-name="Table5.B2" office:value-type="string">
              <text:p text:style-name="P11">R/W</text:p>
            </table:table-cell>
            <table:table-cell table:style-name="Table5.C2" office:value-type="string">
              <text:p text:style-name="P16">MSTR</text:p>
            </table:table-cell>
          </table:table-row>
          <table:table-row table:style-name="Table5.1">
            <table:table-cell table:style-name="Table5.A2" office:value-type="string">
              <text:p text:style-name="P11">3</text:p>
            </table:table-cell>
            <table:table-cell table:style-name="Table5.B2" office:value-type="string">
              <text:p text:style-name="P11">R/W</text:p>
            </table:table-cell>
            <table:table-cell table:style-name="Table5.C2" office:value-type="string">
              <text:p text:style-name="P11">CPOL</text:p>
            </table:table-cell>
          </table:table-row>
          <table:table-row table:style-name="Table5.1">
            <table:table-cell table:style-name="Table5.A2" office:value-type="string">
              <text:p text:style-name="P11">2</text:p>
            </table:table-cell>
            <table:table-cell table:style-name="Table5.B2" office:value-type="string">
              <text:p text:style-name="P11">R/W</text:p>
            </table:table-cell>
            <table:table-cell table:style-name="Table5.C2" office:value-type="string">
              <text:p text:style-name="P11">CPHA</text:p>
            </table:table-cell>
          </table:table-row>
          <table:table-row table:style-name="Table5.1">
            <table:table-cell table:style-name="Table5.A8" office:value-type="string">
              <text:p text:style-name="P11">1:0</text:p>
            </table:table-cell>
            <table:table-cell table:style-name="Table5.B8" office:value-type="string">
              <text:p text:style-name="P11">R/W</text:p>
            </table:table-cell>
            <table:table-cell table:style-name="Table5.C8" office:value-type="string">
              <text:p text:style-name="P11">SPR</text:p>
            </table:table-cell>
          </table:table-row>
        </table:table>
        <text:p text:style-name="Standard">Reset Value: 0x10</text:p>
        <text:p text:style-name="Standard"/>
        <text:p text:style-name="Index_20_Heading">3.2.1 SPIE – Serial Peripheral Interrupt Enable</text:p>
        <text:p text:style-name="Standard">When the Serial Peripheral Interrupt Enable is set (‘1’) and the Serial Peripheral Interrupt Flag in the status register is set, the host is interrupted. Setting this bit while the SPIF flag is set generates an interrupt.</text:p>
        <text:p text:style-name="Standard"><text:tab/>‘0’ = SPI interrupts disabled</text:p>
        <text:p text:style-name="Standard"><text:tab/>‘1’ = SPI interrupts enabled</text:p>
        <text:p text:style-name="Standard"/>
        <text:p text:style-name="Index_20_Heading">3.2.2 SPE – Serial Peripheral Enable</text:p>
        <text:p text:style-name="Standard">When the Serial Peripheral Enable bit is set (‘1’), the core is enabled. When it is cleared (‘0’), the core is disabled. The core only transfers data when the core is enabled.</text:p>
        <text:p text:style-name="Standard"><text:tab/>‘0’ = SPI core disabled</text:p>
        <text:p text:style-name="Standard"><text:tab/>‘1’ = SPI core enabled</text:p>
        <text:p text:style-name="Standard"/>
        <text:p text:style-name="Index_20_Heading">3.2.3 MSTR – Master Mode Select</text:p>
        <text:p text:style-name="Standard">When the Master Mode Select bit is set (‘1’), the core is a master device. When it is cleared (‘0’), it is a slave device. Currently only master mode is supported. This bit is set, and can not be cleared.</text:p>
        <text:p text:style-name="Standard"><text:tab/>‘0’ = Slave mode</text:p>
        <text:p text:style-name="Standard"><text:tab/>‘1’ = Master mode</text:p>
        <text:p text:style-name="Standard"/>
        <text:p text:style-name="Index_20_Heading"><text:soft-page-break/>3.2.4 CPOL – Clock Polarity</text:p>
        <text:p text:style-name="Index_20_1">The Clock Polarity bit, together with the Clock Phase bit, determines the transfer mode. Refer to the <text:span text:style-name="T3">SPI Transfers</text:span> section for more information</text:p>
        <text:p text:style-name="Standard"/>
        <text:p text:style-name="Index_20_Heading">3.2.5 CPHA – Clock Phase</text:p>
        <text:p text:style-name="Standard">The Clock Phase bit, together with the Clock Polarity bit, determines the transfer mode. Refer to the <text:span text:style-name="T3">SPI Transfers</text:span> section for more information.</text:p>
        <text:p text:style-name="Standard"/>
        <text:p text:style-name="Index_20_Heading">3.2.6 SPR – SPI Clock Rate Select</text:p>
        <text:p text:style-name="Standard">These bits select the SPI clock [sck_o] rate. Refer to the ESPR bits in the Extension Register for more information.</text:p>
        <text:p text:style-name="Standard"/>
        <text:p text:style-name="Standard"/>
        <text:h text:style-name="Heading_20_2" text:outline-level="2">3.3 Serial Peripheral Status Register [SPSR]</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Bit #</text:p>
            </table:table-cell>
            <table:table-cell table:style-name="Table6.B1" office:value-type="string">
              <text:p text:style-name="P2">Access</text:p>
            </table:table-cell>
            <table:table-cell table:style-name="Table6.C1" office:value-type="string">
              <text:p text:style-name="P2">Description</text:p>
            </table:table-cell>
          </table:table-row>
          <table:table-row table:style-name="Table6.1">
            <table:table-cell table:style-name="Table6.A2" office:value-type="string">
              <text:p text:style-name="P11">7</text:p>
            </table:table-cell>
            <table:table-cell table:style-name="Table6.B2" office:value-type="string">
              <text:p text:style-name="P11">R/W</text:p>
            </table:table-cell>
            <table:table-cell table:style-name="Table6.C2" office:value-type="string">
              <text:p text:style-name="P11">SPIF</text:p>
            </table:table-cell>
          </table:table-row>
          <table:table-row table:style-name="Table6.1">
            <table:table-cell table:style-name="Table6.A2" office:value-type="string">
              <text:p text:style-name="P11">6</text:p>
            </table:table-cell>
            <table:table-cell table:style-name="Table6.B2" office:value-type="string">
              <text:p text:style-name="P11">R/W</text:p>
            </table:table-cell>
            <table:table-cell table:style-name="Table6.C2" office:value-type="string">
              <text:p text:style-name="P11">WCOL</text:p>
            </table:table-cell>
          </table:table-row>
          <table:table-row table:style-name="Table6.1">
            <table:table-cell table:style-name="Table6.A2" office:value-type="string">
              <text:p text:style-name="P11">5:4</text:p>
            </table:table-cell>
            <table:table-cell table:style-name="Table6.B2" office:value-type="string">
              <text:p text:style-name="P11">R</text:p>
            </table:table-cell>
            <table:table-cell table:style-name="Table6.C2" office:value-type="string">
              <text:p text:style-name="P11"><text:span text:style-name="T3">Reserved</text:span></text:p>
            </table:table-cell>
          </table:table-row>
          <table:table-row table:style-name="Table6.1">
            <table:table-cell table:style-name="Table6.A2" office:value-type="string">
              <text:p text:style-name="P11">3</text:p>
            </table:table-cell>
            <table:table-cell table:style-name="Table6.B2" office:value-type="string">
              <text:p text:style-name="P11">R</text:p>
            </table:table-cell>
            <table:table-cell table:style-name="Table6.C2" office:value-type="string">
              <text:p text:style-name="P16">WFFULL</text:p>
            </table:table-cell>
          </table:table-row>
          <table:table-row table:style-name="Table6.1">
            <table:table-cell table:style-name="Table6.A2" office:value-type="string">
              <text:p text:style-name="P11">2</text:p>
            </table:table-cell>
            <table:table-cell table:style-name="Table6.B2" office:value-type="string">
              <text:p text:style-name="P11">R</text:p>
            </table:table-cell>
            <table:table-cell table:style-name="Table6.C2" office:value-type="string">
              <text:p text:style-name="P11">WFEMPTY</text:p>
            </table:table-cell>
          </table:table-row>
          <table:table-row table:style-name="Table6.1">
            <table:table-cell table:style-name="Table6.A2" office:value-type="string">
              <text:p text:style-name="P11">1</text:p>
            </table:table-cell>
            <table:table-cell table:style-name="Table6.B2" office:value-type="string">
              <text:p text:style-name="P11">R</text:p>
            </table:table-cell>
            <table:table-cell table:style-name="Table6.C2" office:value-type="string">
              <text:p text:style-name="P11">RFFULL</text:p>
            </table:table-cell>
          </table:table-row>
          <table:table-row table:style-name="Table6.1">
            <table:table-cell table:style-name="Table6.A8" office:value-type="string">
              <text:p text:style-name="P11">0</text:p>
            </table:table-cell>
            <table:table-cell table:style-name="Table6.B8" office:value-type="string">
              <text:p text:style-name="P11">R</text:p>
            </table:table-cell>
            <table:table-cell table:style-name="Table6.C8" office:value-type="string">
              <text:p text:style-name="P11">RFEMPTY</text:p>
            </table:table-cell>
          </table:table-row>
        </table:table>
        <text:p text:style-name="Standard">Reset Value: 0x05</text:p>
        <text:p text:style-name="Standard"/>
        <text:p text:style-name="Index_20_Heading">3.3.1 SPIF – Serial Peripheral Interrupt Flag</text:p>
        <text:p text:style-name="Index_20_1">The Serial Peripheral Interrupt Flag is set upon completion of a transfer block. If SPIF is asserted (‘1’) and SPIE is set, an interrupt is generated. To clear the interrupt write the status register with the SPIF bit set (‘1’).</text:p>
        <text:p text:style-name="Standard"/>
        <text:p text:style-name="Index_20_Heading">3.3.2 WCOL – Write Collision</text:p>
        <text:p text:style-name="Index_20_1">The Write Collision flag is set when the Serial Peripheral Data register is written to, while the Write FIFO is full. To clear the Write Collision flag write the status register with the WCOL bit set (‘1’).</text:p>
        <text:p text:style-name="Standard"/>
        <text:p text:style-name="Index_20_Heading">3.3.3 WFFULL – Write FIFO Full</text:p>
        <text:p text:style-name="Standard">The Write FIFO Full and Write FIFO empty bits show the status of the write FIFO. </text:p>
        <text:p text:style-name="Standard"/>
        <text:p text:style-name="Index_20_Heading">3.3.4 WFEMPTY – Write FIFO Empty</text:p>
        <text:p text:style-name="Standard">The Write FIFO Full and Write FIFO empty bits show the status of the write FIFO. </text:p>
        <text:p text:style-name="Standard"/>
        <text:p text:style-name="Index_20_Heading">3.3.5 RFFULL – Read FIFO Full</text:p>
        <text:p text:style-name="Standard">The Read FIFO Full and Read FIFO empty bits show the status of the read FIFO. </text:p>
        <text:p text:style-name="Standard"/>
        <text:p text:style-name="Index_20_Heading">3.3.6 RFEMPTY – Read FIFO Empty</text:p>
        <text:p text:style-name="Standard">The Read FIFO Full and Read FIFO empty bits show the status of the read FIFO. </text:p>
        <text:p text:style-name="Standard"/>
        <text:p text:style-name="Standard"/>
        <text:h text:style-name="P23" text:outline-level="2">3.4 Serial Peripheral Data Register [SPDR]</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Bit #</text:p>
            </table:table-cell>
            <table:table-cell table:style-name="Table7.B1" office:value-type="string">
              <text:p text:style-name="P2">Access</text:p>
            </table:table-cell>
            <table:table-cell table:style-name="Table7.C1" office:value-type="string">
              <text:p text:style-name="P2">Description</text:p>
            </table:table-cell>
          </table:table-row>
          <table:table-row table:style-name="Table7.1">
            <table:table-cell table:style-name="Table7.A2" office:value-type="string">
              <text:p text:style-name="P11">7:0</text:p>
            </table:table-cell>
            <table:table-cell table:style-name="Table7.B2" office:value-type="string">
              <text:p text:style-name="P11">W</text:p>
            </table:table-cell>
            <table:table-cell table:style-name="Table7.C2" office:value-type="string">
              <text:p text:style-name="P11">Write Buffer</text:p>
            </table:table-cell>
          </table:table-row>
          <table:table-row table:style-name="Table7.1">
            <table:table-cell table:style-name="Table7.A3" office:value-type="string">
              <text:p text:style-name="P11">7:0</text:p>
            </table:table-cell>
            <table:table-cell table:style-name="Table7.B3" office:value-type="string">
              <text:p text:style-name="P11">R</text:p>
            </table:table-cell>
            <table:table-cell table:style-name="Table7.C3" office:value-type="string">
              <text:p text:style-name="P11">Read Buffer</text:p>
            </table:table-cell>
          </table:table-row>
        </table:table>
        <text:p text:style-name="Standard">Reset Value: undefined</text:p>
        <text:p text:style-name="Standard"/>
        <text:p text:style-name="Index_20_Heading">3.4.1 Write Buffer</text:p>
        <text:p text:style-name="Standard">The Write Buffer is a 4 entries deep FIFO. Writing to the Write Buffer adds the data to the FIFO. Writing to the Write Buffer while the FIFO is full sets the Write Collision [WCOL] bit. When the Serial Peripheral Enable [SPE] bit is cleared (‘0’), the Write Buffer is reset. When the [SPE] bit is set (‘1’) and the write buffer is not empty, the core initiates SPI transfers. When the transfer is initiated, the data byte is removed from the FIFO.</text:p>
        <text:p text:style-name="Standard"/>
        <text:p text:style-name="Index_20_Heading">3.4.2 Read Buffer</text:p>
        <text:p text:style-name="Standard">The Read Buffer is a 4 entries deep FIFO. When the Serial Peripheral Enable [SPE] bit is cleared (‘0’), the Read Buffer is reset. When an SPI transfer is finished, the received data byte is added to the Read Buffer. There is no overrun detection; it is possible to overwrite the oldest data. This is done to maintain the highest level of compatibility with the M68HC11 type SPI port, and to minimize overhead for systems where the SPI bus is used to transfer data only (e.g. when accessing a DAC).</text:p>
        <text:p text:style-name="Standard"/>
        <text:p text:style-name="Standard"/>
        <text:h text:style-name="Heading_20_2" text:outline-level="2">3.5 Serial Peripheral Extensions Register [SPER]</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Bit #</text:p>
            </table:table-cell>
            <table:table-cell table:style-name="Table8.B1" office:value-type="string">
              <text:p text:style-name="P2">Access</text:p>
            </table:table-cell>
            <table:table-cell table:style-name="Table8.C1" office:value-type="string">
              <text:p text:style-name="P2">Description</text:p>
            </table:table-cell>
          </table:table-row>
          <table:table-row table:style-name="Table8.1">
            <table:table-cell table:style-name="Table8.A2" office:value-type="string">
              <text:p text:style-name="P11">7:6</text:p>
            </table:table-cell>
            <table:table-cell table:style-name="Table8.B2" office:value-type="string">
              <text:p text:style-name="P11">R/W</text:p>
            </table:table-cell>
            <table:table-cell table:style-name="Table8.C2" office:value-type="string">
              <text:p text:style-name="P11">ICNT</text:p>
            </table:table-cell>
          </table:table-row>
          <table:table-row table:style-name="Table8.1">
            <table:table-cell table:style-name="Table8.A2" office:value-type="string">
              <text:p text:style-name="P11">5:2</text:p>
            </table:table-cell>
            <table:table-cell table:style-name="Table8.B2" office:value-type="string">
              <text:p text:style-name="P11">R/W</text:p>
            </table:table-cell>
            <table:table-cell table:style-name="Table8.C2" office:value-type="string">
              <text:p text:style-name="P6">Reserved</text:p>
            </table:table-cell>
          </table:table-row>
          <table:table-row table:style-name="Table8.1">
            <table:table-cell table:style-name="Table8.A4" office:value-type="string">
              <text:p text:style-name="P11">1:0</text:p>
            </table:table-cell>
            <table:table-cell table:style-name="Table8.B4" office:value-type="string">
              <text:p text:style-name="P11">R/W</text:p>
            </table:table-cell>
            <table:table-cell table:style-name="Table8.C4" office:value-type="string">
              <text:p text:style-name="P16">ESPR</text:p>
            </table:table-cell>
          </table:table-row>
        </table:table>
        <text:p text:style-name="Standard">Reset Value: 0x00</text:p>
        <text:p text:style-name="Standard"/>
        <text:p text:style-name="Index_20_Heading">3.5.1 ICNT – Interrupt Count</text:p>
        <text:p text:style-name="Standard">The Interrupt Count bits determine the transfer block size. The SPIF bit is set after ICNT transfers. Thus it is possible to reduce kernel overhead due to reduced interrupt service calls.</text:p>
        <text:h text:style-name="Heading_20_2" text:outline-level="2"/>
        <table:table table:name="Table9" table:style-name="Table9">
          <table:table-column table:style-name="Table9.A"/>
          <table:table-column table:style-name="Table9.B"/>
          <table:table-row table:style-name="Table9.1">
            <table:table-cell table:style-name="Table9.A1" office:value-type="string">
              <text:p text:style-name="P2">ICNT</text:p>
            </table:table-cell>
            <table:table-cell table:style-name="Table9.B1" office:value-type="string">
              <text:p text:style-name="P2">Description</text:p>
            </table:table-cell>
          </table:table-row>
          <table:table-row table:style-name="Table9.1">
            <table:table-cell table:style-name="Table9.A2" office:value-type="string">
              <text:p text:style-name="P10">00</text:p>
            </table:table-cell>
            <table:table-cell table:style-name="Table9.B2" office:value-type="string">
              <text:p text:style-name="P11">SPIF is set after every completed transfer</text:p>
            </table:table-cell>
          </table:table-row>
          <table:table-row table:style-name="Table9.1">
            <table:table-cell table:style-name="Table9.A2" office:value-type="string">
              <text:p text:style-name="P10">01</text:p>
            </table:table-cell>
            <table:table-cell table:style-name="Table9.B2" office:value-type="string">
              <text:p text:style-name="P11">SPIF is set after every two completed transfers</text:p>
            </table:table-cell>
          </table:table-row>
          <table:table-row table:style-name="Table9.1">
            <table:table-cell table:style-name="Table9.A4" office:value-type="string">
              <text:p text:style-name="P10">10</text:p>
            </table:table-cell>
            <table:table-cell table:style-name="Table9.B4" office:value-type="string">
              <text:p text:style-name="P16">SPIF is set after every three completed transfers</text:p>
            </table:table-cell>
          </table:table-row>
          <table:table-row table:style-name="Table9.1">
            <table:table-cell table:style-name="Table9.A5" office:value-type="string">
              <text:p text:style-name="P10">11</text:p>
            </table:table-cell>
            <table:table-cell table:style-name="Table9.B5" office:value-type="string">
              <text:p text:style-name="P16">SPIF is set after every four completed transfers</text:p>
            </table:table-cell>
          </table:table-row>
        </table:table>
        <text:p text:style-name="Standard"/>
        <text:p text:style-name="Index_20_Heading"/>
        <text:p text:style-name="P33">3.5.2 ESPR – Extended SPI Clock Rate Select</text:p>
        <text:p text:style-name="Index_20_1">The Extended SPI Clock Rate Select bits add two bits to the SPI Clock Rate Select bits. When ESPR = ‘00’ the original M68HC11 coding is used.</text:p>
        <text:h text:style-name="Heading_20_2" text:outline-level="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ESPR</text:p>
            </table:table-cell>
            <table:table-cell table:style-name="Table10.B1" office:value-type="string">
              <text:p text:style-name="P2">SPR</text:p>
            </table:table-cell>
            <table:table-cell table:style-name="Table10.C1" office:value-type="string">
              <text:p text:style-name="P2">Divide WISHBONE clock by</text:p>
            </table:table-cell>
          </table:table-row>
          <table:table-row table:style-name="Table10.1">
            <table:table-cell table:style-name="Table10.A2" office:value-type="string">
              <text:p text:style-name="P10">00</text:p>
            </table:table-cell>
            <table:table-cell table:style-name="Table10.B2" office:value-type="string">
              <text:p text:style-name="P10">00</text:p>
            </table:table-cell>
            <table:table-cell table:style-name="Table10.C2" office:value-type="string">
              <text:p text:style-name="P11">2</text:p>
            </table:table-cell>
          </table:table-row>
          <table:table-row table:style-name="Table10.1">
            <table:table-cell table:style-name="Table10.A2" office:value-type="string">
              <text:p text:style-name="P10">00</text:p>
            </table:table-cell>
            <table:table-cell table:style-name="Table10.B2" office:value-type="string">
              <text:p text:style-name="P10">01</text:p>
            </table:table-cell>
            <table:table-cell table:style-name="Table10.C2" office:value-type="string">
              <text:p text:style-name="P11">4</text:p>
            </table:table-cell>
          </table:table-row>
          <table:table-row table:style-name="Table10.1">
            <table:table-cell table:style-name="Table10.A4" office:value-type="string">
              <text:p text:style-name="P10">00</text:p>
            </table:table-cell>
            <table:table-cell table:style-name="Table10.B4" office:value-type="string">
              <text:p text:style-name="P10">10</text:p>
            </table:table-cell>
            <table:table-cell table:style-name="Table10.C4" office:value-type="string">
              <text:p text:style-name="P16">16</text:p>
            </table:table-cell>
          </table:table-row>
          <table:table-row table:style-name="Table10.1">
            <table:table-cell table:style-name="Table10.A4" office:value-type="string">
              <text:p text:style-name="P10">00</text:p>
            </table:table-cell>
            <table:table-cell table:style-name="Table10.B4" office:value-type="string">
              <text:p text:style-name="P10">11</text:p>
            </table:table-cell>
            <table:table-cell table:style-name="Table10.C4" office:value-type="string">
              <text:p text:style-name="P16">32</text:p>
            </table:table-cell>
          </table:table-row>
          <table:table-row table:style-name="Table10.1">
            <table:table-cell table:style-name="Table10.A4" office:value-type="string">
              <text:p text:style-name="P10">01</text:p>
            </table:table-cell>
            <table:table-cell table:style-name="Table10.B4" office:value-type="string">
              <text:p text:style-name="P10">00</text:p>
            </table:table-cell>
            <table:table-cell table:style-name="Table10.C4" office:value-type="string">
              <text:p text:style-name="P16">8</text:p>
            </table:table-cell>
          </table:table-row>
          <table:table-row table:style-name="Table10.1">
            <table:table-cell table:style-name="Table10.A4" office:value-type="string">
              <text:p text:style-name="P10">01</text:p>
            </table:table-cell>
            <table:table-cell table:style-name="Table10.B4" office:value-type="string">
              <text:p text:style-name="P10">01</text:p>
            </table:table-cell>
            <table:table-cell table:style-name="Table10.C4" office:value-type="string">
              <text:p text:style-name="P16">64</text:p>
            </table:table-cell>
          </table:table-row>
          <table:table-row table:style-name="Table10.1">
            <table:table-cell table:style-name="Table10.A4" office:value-type="string">
              <text:p text:style-name="P10">01</text:p>
            </table:table-cell>
            <table:table-cell table:style-name="Table10.B4" office:value-type="string">
              <text:p text:style-name="P10">10</text:p>
            </table:table-cell>
            <table:table-cell table:style-name="Table10.C4" office:value-type="string">
              <text:p text:style-name="P16">128</text:p>
            </table:table-cell>
          </table:table-row>
          <table:table-row table:style-name="Table10.1">
            <table:table-cell table:style-name="Table10.A4" office:value-type="string">
              <text:p text:style-name="P10">01</text:p>
            </table:table-cell>
            <table:table-cell table:style-name="Table10.B4" office:value-type="string">
              <text:p text:style-name="P10">11</text:p>
            </table:table-cell>
            <table:table-cell table:style-name="Table10.C4" office:value-type="string">
              <text:p text:style-name="P16">256</text:p>
            </table:table-cell>
          </table:table-row>
          <table:table-row table:style-name="Table10.1">
            <table:table-cell table:style-name="Table10.A4" office:value-type="string">
              <text:p text:style-name="P10">10</text:p>
            </table:table-cell>
            <table:table-cell table:style-name="Table10.B4" office:value-type="string">
              <text:p text:style-name="P10">00</text:p>
            </table:table-cell>
            <table:table-cell table:style-name="Table10.C4" office:value-type="string">
              <text:p text:style-name="P16">512</text:p>
            </table:table-cell>
          </table:table-row>
          <table:table-row table:style-name="Table10.1">
            <table:table-cell table:style-name="Table10.A4" office:value-type="string">
              <text:p text:style-name="P10">10</text:p>
            </table:table-cell>
            <table:table-cell table:style-name="Table10.B4" office:value-type="string">
              <text:p text:style-name="P10">01</text:p>
            </table:table-cell>
            <table:table-cell table:style-name="Table10.C4" office:value-type="string">
              <text:p text:style-name="P16">1024</text:p>
            </table:table-cell>
          </table:table-row>
          <table:table-row table:style-name="Table10.1">
            <table:table-cell table:style-name="Table10.A4" office:value-type="string">
              <text:p text:style-name="P10">10</text:p>
            </table:table-cell>
            <table:table-cell table:style-name="Table10.B4" office:value-type="string">
              <text:p text:style-name="P10">10</text:p>
            </table:table-cell>
            <table:table-cell table:style-name="Table10.C4" office:value-type="string">
              <text:p text:style-name="P16">2048</text:p>
            </table:table-cell>
          </table:table-row>
          <table:table-row table:style-name="Table10.1">
            <table:table-cell table:style-name="Table10.A4" office:value-type="string">
              <text:p text:style-name="P10">10</text:p>
            </table:table-cell>
            <table:table-cell table:style-name="Table10.B4" office:value-type="string">
              <text:p text:style-name="P10">11</text:p>
            </table:table-cell>
            <table:table-cell table:style-name="Table10.C4" office:value-type="string">
              <text:p text:style-name="P16">4096</text:p>
            </table:table-cell>
          </table:table-row>
          <table:table-row table:style-name="Table10.1">
            <table:table-cell table:style-name="Table10.A14" office:value-type="string">
              <text:p text:style-name="P10">11</text:p>
            </table:table-cell>
            <table:table-cell table:style-name="Table10.B14" office:value-type="string">
              <text:p text:style-name="P10">xx</text:p>
            </table:table-cell>
            <table:table-cell table:style-name="Table10.C14" office:value-type="string">
              <text:p text:style-name="P11"><text:span text:style-name="T4">Reserved</text:span></text:p>
            </table:table-cell>
          </table:table-row>
        </table:table>
        <text:p text:style-name="Standard"/>
        <text:p text:style-name="P15"><draw:frame draw:style-name="fr1" draw:name="Frame2" text:anchor-type="char" svg:x="1.0382in" svg:y="0.128in" svg:width="3.5516in" svg:height="0.9126in" draw:z-index="6"><draw:text-box><text:p text:style-name="P4">NOTE</text:p><text:p text:style-name="P4"/><text:p text:style-name="Standard"><text:span text:style-name="T3">Do not use the reserved ‘11xx’ values; using those leads to unpredictable results.</text:span></text:p></draw:text-box></draw:frame></text:p>
        <text:p text:style-name="Standard"/>
        <text:h text:style-name="P21" text:outline-level="1">4</text:h>
        <text:p text:style-name="Headeing_20_1_20_Name"><text:bookmark text:name="__RefHeading__8_979938577"/>Operation<text:bookmark-end text:name="__RefHeading__8_979938577"/></text:p>
        <text:p text:style-name="Standard"/>
        <text:h text:style-name="Heading_20_2" text:outline-level="2">4.1 SPI Transfers</text:h>
        <text:p text:style-name="Standard">During an SPI transfer, data is simultaneously transmitted and received. The serial clock line [SCK] synchronizes shifting and sampling of the information on the two serial data lines. The master places the information onto the MOSI line a half-cycle before the clock edge that the slave device uses to latch the data.</text:p>
        <text:p text:style-name="Standard">Four possible timing relationships can be chosen by using the Clock Polarity [CPOL] and Clock Phase [CPHA] bits in the Serial Peripheral Control Register [SPCR]. Both master and slave devices must operate with the same timing.</text:p>
        <text:p text:style-name="Standard"><draw:frame draw:style-name="fr3" draw:name="Object1" text:anchor-type="char" svg:x="-0.0398in" svg:y="0.0846in" svg:width="5.7701in" svg:height="1.2366in" draw:z-index="4"><draw:object-ole xlink:href="./Object 1" xlink:type="simple" xlink:show="embed" xlink:actuate="onLoad"/><draw:image xlink:href="./ObjectReplacements/Object 1" xlink:type="simple" xlink:show="embed" xlink:actuate="onLoad"/></draw:frame></text:p>
        <text:p text:style-name="Standard"/>
        <text:h text:style-name="Heading_20_2" text:outline-level="2">4.2 Initiating transfers</text:h>
        <text:p text:style-name="Standard"/>
        <text:p text:style-name="P32">4.2.1 Transmitting data bytes</text:p>
        <text:p text:style-name="Standard">After programming the core’s control register SPI transfers can be initiated. A transfer is initiated by writing to the Serial Peripheral Data Register [SPDR]. Writing to the Serial Peripheral Data Register is actually writing to a 4 entries deep FIFO called the Write Buffer. Each write access adds a data byte to the Write Buffer. When the core is enabled – SPE is set (‘1’) – and the Write Buffer is not empty, the core automatically transfers the oldest data byte.</text:p>
        <text:p text:style-name="Standard"/>
        <text:p text:style-name="P32">4.2.2 Receiving data bytes</text:p>
        <text:p text:style-name="Standard">Receiving data is done simultaneously with transmitting data; whenever a data byte is transmitted a data byte is received. For each byte that needs to be read from a device, a dummy byte needs to be written to the Write Buffer. This instructs the core to initiate an SPI transfer, simultaneously transmitting the dummy byte and receiving the desired data. Whenever a transfer is finished, the received data byte is added to the Read Buffer. The Read Buffer is the counterpart of the Write Buffer. It is an independent 4 entries deep FIFO. The FIFO contents can be read by reading from the Serial Peripheral Data Register [SPDR].</text:p>
        <text:p text:style-name="Standard"/>
        <text:p text:style-name="P32">4.2.3 FIFO Overrun</text:p>
        <text:p text:style-name="Standard">Both the Write Buffer and the Read Buffer are FIFOs that use circular memories to simulate the infinite big memory needed for FIFOs. Because of this writing to a FIFO while it is full overwrites the oldest data byte. Writing to the Serial Peripheral Data <text:soft-page-break/>Register [SPDR] while the Write Buffer if full sets the WCOL bit, however the damage is already done; the next byte to be transferred is not the oldest data byte, but the latest (newest).</text:p>
        <text:p text:style-name="Standard"/>
        <text:p text:style-name="P15"><draw:frame draw:style-name="fr4" draw:name="Object2" text:anchor-type="char" svg:x="0.3in" svg:y="0in" svg:width="5.1602in" svg:height="1.7165in" draw:z-index="5"><draw:object-ole xlink:href="./Object 2" xlink:type="simple" xlink:show="embed" xlink:actuate="onLoad"/><draw:image xlink:href="./ObjectReplacements/Object 2" xlink:type="simple" xlink:show="embed" xlink:actuate="onLoad"/></draw:frame></text:p>
        <text:p text:style-name="Standard">The only way to recover from this situation is to reset the Write Buffer. Both the Read Buffer and the Write Buffer are reset when the Serial Peripheral Enable [SPE] bit is cleared (‘0’).</text:p>
        <text:p text:style-name="Standard"/>
        <text:p text:style-name="Standard">Read Buffer overruns might be less destructive. Especially when the SPI bus is used to transmit data only; e.g. when sending data to a DAC. The received data is simply ignored. The fact that the Read Buffer overruns is irrelevant. If the SPI bus is used to transmit and receive data, it is important to keep the Read Buffer aligned. The easiest way to do this is to perform a number of dummy reads equal to the amount of bytes transmitted modulo 4.</text:p>
        <text:p text:style-name="Standard"/>
        <text:p text:style-name="P18"><draw:frame draw:style-name="fr5" draw:name="Object3" text:anchor-type="as-char" svg:width="2.6827in" svg:height="0.2083in" draw:z-index="0"><draw:object xlink:href="./Object 3" xlink:type="simple" xlink:show="embed" xlink:actuate="onLoad"/><draw:image xlink:href="./ObjectReplacements/Object 3" xlink:type="simple" xlink:show="embed" xlink:actuate="onLoad"/></draw:frame></text:p>
        <text:p text:style-name="Standard"/>
        <text:p text:style-name="Standard">Note that a maximum sequence of 4 bytes can be stored in the Read Buffer before the oldest data byte gets overwritten. It is therefore necessary to empty (read) the Read Buffer every 4 received bytes.</text:p>
        <text:p text:style-name="Standard"/>
        <text:h text:style-name="P21" text:outline-level="1">5</text:h>
        <text:p text:style-name="Headeing_20_1_20_Name"><text:bookmark text:name="__RefHeading__10_979938577"/>Architecture<text:bookmark-end text:name="__RefHeading__10_979938577"/></text:p>
        <text:p text:style-name="Standard"/>
        <text:p text:style-name="Standard"><draw:frame draw:style-name="fr6" draw:name="Object4" text:anchor-type="as-char" svg:width="6.4508in" svg:height="3.7965in" draw:z-index="1"><draw:object-ole xlink:href="./Object 4" xlink:type="simple" xlink:show="embed" xlink:actuate="onLoad"/><draw:image xlink:href="./ObjectReplacements/Object 4" xlink:type="simple" xlink:show="embed" xlink:actuate="onLoad"/></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417in"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ab-stops>
          <style:tab-stop style:position="5.9374in" style:type="right"/>
        </style:tab-stops>
      </style:paragraph-properties>
      <style:text-properties fo:font-size="26pt" fo:font-weight="bold" style:font-size-asian="26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default-outline-level="6" style:class="text">
      <style:paragraph-properties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size-complex="10.5pt"/>
    </style:style>
    <style:style style:name="Salutation_20__28_user_29_" style:display-name="Salutation (user)" style:family="paragraph" style:parent-style-name="Standard" style:next-style-name="Standard"/>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Closing" style:family="paragraph" style:parent-style-name="Standard">
      <style:paragraph-properties fo:margin-left="3in" fo:margin-right="0in" fo:text-indent="0in" style:auto-text-indent="false"/>
    </style:style>
    <style:style style:name="Sender" style:family="paragraph" style:parent-style-name="Standard" style:class="extra">
      <style:text-properties style:font-name="Arial" fo:font-size="10pt" style:font-size-asian="10pt" style:font-name-complex="Ari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style>
    <style:style style:name="E-mail_20_Signature" style:display-name="E-mail Signature" style:family="paragraph" style:parent-style-name="Standard"/>
    <style:style style:name="Signature" style:family="paragraph" style:parent-style-name="Standard" style:class="text">
      <style:paragraph-properties fo:margin-left="3in" fo:margin-right="0in" fo:text-indent="0in" style:auto-text-indent="false"/>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HTML_20_Address" style:display-name="HTML Address" style:family="paragraph" style:parent-style-name="Standard">
      <style:text-properties fo:font-style="italic" style:font-style-asian="italic" style:font-style-complex="italic"/>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Normal_20__28_Web_29_" style:display-name="Normal (Web)" style:family="paragraph" style:parent-style-name="Standard">
      <style:text-properties style:font-size-complex="12pt"/>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margin-top="0in" fo:margin-bottom="0.0835in" fo:text-align="start" style:justify-single-word="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font-size-complex="12pt"/>
    </style:style>
    <style:style style:name="Comment_20_Text" style:display-name="Comment Text"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3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3in" fo:text-indent="-0.25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fieldmark-start text:name="__Fieldmark__0_979938577" type="vnd.oasis.opendocument.field.UNHANDLED">
      <param name="vnd.oasis.opendocument.field.code" value=" SECTIONPAGES"/>
      <param name="vnd.oasis.opendocument.field.id" value="66"/>
    </fieldmark-start>
    <fieldmark-end/>
    <fieldmark-start/>
    <fieldmark-end/>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style style:name="MT2" style:family="text">
      <style:text-properties fo:color="#ff0000"/>
    </style:style>
    <style:style style:name="MT3" style:family="text">
      <style:text-properties fo:language="none" fo:country="none" style:language-asian="none" style:country-asian="none"/>
    </style:style>
    <style:page-layout style:name="Mpm1">
      <style:page-layout-properties fo:page-width="8.2681in" fo:page-height="11.6929in" style:num-format="i" style:print-orientation="portrait" fo:margin-top="0.5in" fo:margin-bottom="0.5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i"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OpenCores<text:tab/><text:title>Simple SPI Core Datasheet</text:title><text:tab/><text:date style:data-style-name="N116" text:date-value="2011-08-25T15:56:43">8/25/2011</text:date></text:p>
      </style:header>
      <style:footer>
        <text:p text:style-name="MP2"><text:a xlink:type="simple" xlink:href="http://www.opencores.org/"><text:span text:style-name="Internet_20_link">www.opencores.org</text:span></text:a><text:tab/>Rev 0.3 <text:span text:style-name="MT2">Preliminary<text:tab/></text:span><text:span text:style-name="Page_20_Number"><text:page-number text:select-page="current">1</text:page-number></text:span><text:span text:style-name="Page_20_Number"> of </text:span><fieldmark-start text:name="__Fieldmark__0_979938577" type="vnd.oasis.opendocument.field.UNHANDLED"><param name="vnd.oasis.opendocument.field.code" value=" SECTIONPAGES"/><param name="vnd.oasis.opendocument.field.id" value="66"/></fieldmark-start><text:span text:style-name="Page_20_Number"><text:span text:style-name="MT3">1</text:span></text:span><fieldmark-end/></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1">
      <style:header>
        <text:p text:style-name="MP1">OpenCores<text:tab/><text:title>Simple SPI Core Datasheet</text:title><text:tab/><text:date style:data-style-name="N116" text:date-value="2011-08-25T15:56:43">8/25/2011</text:date></text:p>
      </style:header>
      <style:footer>
        <text:p text:style-name="MP2"><text:a xlink:type="simple" xlink:href="http://www.opencores.org/"><text:span text:style-name="Internet_20_link">www.opencores.org</text:span></text:a><text:tab/>Rev 0.3 <text:span text:style-name="MT2">Preliminary<text:tab/></text:span><text:span text:style-name="Page_20_Number"><text:page-number text:select-page="current">1</text:page-number></text:span><text:span text:style-name="Page_20_Number"> of </text:span><fieldmark-start/><text:span text:style-name="Page_20_Number"><text:span text:style-name="MT3">1</text:span></text:span><fieldmark-end/></text:p>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imple SPI Core Datasheet</dc:title>
    <dc:subject>Serial Peripheral Interface Core Datasheet</dc:subject>
    <meta:initial-creator>(C) 2003 Richard Herveille</meta:initial-creator>
    <meta:creation-date>2003-01-04T05:55:00</meta:creation-date>
    <dc:date>2011-08-25T15:56:43</dc:date>
    <meta:print-date>2003-01-06T19:45:00</meta:print-date>
    <meta:editing-cycles>36</meta:editing-cycles>
    <meta:editing-duration>P2DT9H6M</meta:editing-duration>
    <meta:generator>LibreOffice/3.3$Linux LibreOffice_project/330m19$Build-202</meta:generator>
    <meta:document-statistic meta:table-count="10" meta:image-count="2" meta:object-count="4" meta:page-count="16" meta:paragraph-count="365" meta:word-count="2234" meta:character-count="12553"/>
    <meta:user-defined meta:name="Info 1"/>
    <meta:user-defined meta:name="Info 2"/>
    <meta:user-defined meta:name="Info 3"/>
    <meta:user-defined meta:name="Info 4"/>
  </office:meta>
</office:document-meta>
</file>

<file path=Object 3/content.xml><?xml version="1.0" encoding="utf-8"?>
<math xmlns="http://www.w3.org/1998/Math/MathML">
  <semantics>
    <mrow>
      <mstyle mathsize="12pt">
        <mrow>
          <mrow>
            <mrow>
              <mstyle mathvariant="italic">
                <mrow>
                  <msub>
                    <mtext>Ndummy</mtext>
                    <mstyle mathvariant="italic">
                      <mrow>
                        <mtext>reads</mtext>
                      </mrow>
                    </mstyle>
                  </msub>
                </mrow>
              </mstyle>
              <mo stretchy="false">=</mo>
              <mstyle mathvariant="italic">
                <mrow>
                  <msub>
                    <mtext>Ntransmitted</mtext>
                    <mstyle mathvariant="italic">
                      <mrow>
                        <mtext>bytes</mtext>
                      </mrow>
                    </mstyle>
                  </msub>
                </mrow>
              </mstyle>
            </mrow>
            <mi/>
            <mtext>mod</mtext>
            <mi/>
            <mn>4</mn>
          </mrow>
        </mrow>
      </mstyle>
    </mrow>
    <annotation encoding="StarMath 5.0"> size 12{ ital "Ndummy"_ ital "reads"= ital "Ntransmitted"_ ital "bytes"`"mod"`4} {}</annotation>
  </semantics>
</math>
</file>